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b74" officeooo:paragraph-rsid="000bfb74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e647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fb74" officeooo:paragraph-rsid="000bfb74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f80fe" officeooo:paragraph-rsid="000f80fe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fo:font-weight="normal" officeooo:rsid="000f80fe" officeooo:paragraph-rsid="000f80f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0f80fe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d96a"/>
    </style:style>
    <style:style style:name="T5" style:family="text">
      <style:text-properties officeooo:rsid="000f80fe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1 – <text:span text:style-name="T5">Sistemas Operacionais</text:span></text:p>
      <text:p text:style-name="P1">Matheus Santana da Silva – Matrícula 2021087<text:line-break/><text:line-break/><text:span text:style-name="T2">Escalonamento de Programas</text:span></text:p>
      <text:p text:style-name="P1"/>
      <text:p text:style-name="P2">Objetivos</text:p>
      <text:list xml:id="list36435516" text:style-name="L1">
        <text:list-item>
          <text:p text:style-name="P6">Implementar um <text:span text:style-name="T1">Interpretador de Comandos</text:span>, que efetuará a Leitura de um Arquivo Texto, com um determinado padrão, e solicitará ao escalonador a partir dos dados do arquivo, a execução dos programas inicializados;</text:p>
        </text:list-item>
        <text:list-item>
          <text:p text:style-name="P6">Implementar um <text:span text:style-name="T1">Escalonador de Programas, </text:span><text:span text:style-name="T3">que receberá os dados do Interpretador de Comandos e realizará o escalonamento dos Programas de acordo com as Políticas de Escalonamento RealTime e RoundRobin com </text:span><text:span text:style-name="T6">timeslice </text:span><text:span text:style-name="T7">de 1u.t. ;</text:span></text:p>
        </text:list-item>
        <text:list-item>
          <text:p text:style-name="P7">Exercitar os Conceitos de IPC [Comunicação entre Processos] através da útilização de Memória Compartilhada e Sinais;</text:p>
        </text:list-item>
        <text:list-item>
          <text:p text:style-name="P7">Criar programas de Teste para validar a corretude da implementação. Deverão ser criados programas I/O Bound e CPU Bound para os testes. Além disso, devem ser elaborados cenários de testes diversos para o Interpretador de Comandos efetuar a leitura de arquivos com formatos variados.</text:p>
        </text:list-item>
      </text:list>
      <text:p text:style-name="P5"/>
      <text:p text:style-name="P3"><text:span text:style-name="T5">Pontos Principais do </text:span>Código Fonte</text:p>
      <text:p text:style-name="P3"/>
      <text:p text:style-name="P4">Como Executar o Código Fonte</text:p>
      <text:p text:style-name="P2"/>
      <text:p text:style-name="P2">Relatório <text:span text:style-name="T4">e Resultados</text:span></text:p>
      <text:p text:style-name="P2"/>
      <text:p text:style-name="P2">Referências de Apoio para o Relatório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0:49:20.001060963</meta:creation-date>
    <meta:editing-duration>P3DT52M8S</meta:editing-duration>
    <meta:editing-cycles>6</meta:editing-cycles>
    <meta:generator>LibreOffice/7.3.7.2$Linux_X86_64 LibreOffice_project/30$Build-2</meta:generator>
    <dc:date>2023-08-05T19:38:43.065955067</dc:date>
    <meta:document-statistic meta:table-count="0" meta:image-count="0" meta:object-count="0" meta:page-count="1" meta:paragraph-count="11" meta:word-count="163" meta:character-count="1072" meta:non-whitespace-character-count="921"/>
  </office:meta>
</office:document-meta>
</file>